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e6a" officeooo:paragraph-rsid="0006e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ce you have created a github account, navigate to <text:a xlink:type="simple" xlink:href="https://github.com/swcarpentry/2014-04-14-wise/">https://github.com/swcarpentry/2014-04-14-wise/</text:a></text:p>
      <text:p text:style-name="P1"/>
      <text:p text:style-name="P1">Click the fork button in the upper right corner of the page.</text:p>
      <text:p text:style-name="P1"/>
      <text:p text:style-name="P1">Make a directory somewhere called “WiSE2014/” or something else that makes sense</text:p>
      <text:p text:style-name="P1">cd to that directory</text:p>
      <text:p text:style-name="P1">$git clone https://github.com/nicolise/2014-04-14-w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0:23:56.804344560</meta:creation-date>
    <dc:date>2014-04-23T21:53:41.300218463</dc:date>
    <meta:editing-duration>P1DT1H14M34S</meta:editing-duration>
    <meta:editing-cycles>1</meta:editing-cycles>
    <meta:document-statistic meta:table-count="0" meta:image-count="0" meta:object-count="0" meta:page-count="1" meta:paragraph-count="5" meta:word-count="41" meta:character-count="313" meta:non-whitespace-character-count="277"/>
    <meta:generator>LibreOffice/4.2.3.3$Linux_X86_64 LibreOffice_project/420m0$Build-3</meta:generator>
  </office:meta>
</office:document-meta>
</file>